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694in" style:rel-column-width="6553*"/>
    </style:style>
    <style:style style:name="Table1.J" style:family="table-column">
      <style:table-column-properties style:column-width="0.6694in" style:rel-column-width="6558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J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J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84357" officeooo:paragraph-rsid="00084357"/>
    </style:style>
    <style:style style:name="P2" style:family="paragraph" style:parent-style-name="Standard">
      <style:text-properties officeooo:rsid="00084357" officeooo:paragraph-rsid="00099f85"/>
    </style:style>
    <style:style style:name="P3" style:family="paragraph" style:parent-style-name="Standard">
      <style:text-properties officeooo:rsid="00099f85" officeooo:paragraph-rsid="00099f85"/>
    </style:style>
    <style:style style:name="P4" style:family="paragraph" style:parent-style-name="Standard">
      <style:text-properties fo:font-weight="bold" officeooo:rsid="00084357" officeooo:paragraph-rsid="00084357" style:font-weight-asian="bold" style:font-weight-complex="bold"/>
    </style:style>
    <style:style style:name="P5" style:family="paragraph" style:parent-style-name="Standard">
      <style:text-properties fo:font-weight="bold" officeooo:rsid="000adabd" officeooo:paragraph-rsid="000adabd" style:font-weight-asian="bold" style:font-weight-complex="bold"/>
    </style:style>
    <style:style style:name="P6" style:family="paragraph" style:parent-style-name="Standard">
      <style:text-properties officeooo:rsid="000adabd" officeooo:paragraph-rsid="000adabd"/>
    </style:style>
    <style:style style:name="P7" style:family="paragraph" style:parent-style-name="Standard">
      <style:text-properties officeooo:rsid="000b024b" officeooo:paragraph-rsid="000b024b"/>
    </style:style>
    <style:style style:name="P8" style:family="paragraph" style:parent-style-name="Standard">
      <style:text-properties officeooo:rsid="000b83ad" officeooo:paragraph-rsid="000b83ad"/>
    </style:style>
    <style:style style:name="P9" style:family="paragraph" style:parent-style-name="Standard">
      <style:text-properties officeooo:rsid="000b83ad" officeooo:paragraph-rsid="000bb21a"/>
    </style:style>
    <style:style style:name="P10" style:family="paragraph" style:parent-style-name="Standard">
      <style:text-properties officeooo:rsid="000bb21a" officeooo:paragraph-rsid="000bb21a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024b" officeooo:paragraph-rsid="000b02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officeooo:rsid="00099f85" officeooo:paragraph-rsid="00099f85"/>
    </style:style>
    <style:style style:name="T1" style:family="text">
      <style:text-properties officeooo:rsid="00099f85"/>
    </style:style>
    <style:style style:name="T2" style:family="text">
      <style:text-properties officeooo:rsid="000adabd"/>
    </style:style>
    <style:style style:name="T3" style:family="text">
      <style:text-properties officeooo:rsid="000bb2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Zasady ogólne</text:p>
      <text:p text:style-name="P1">Skala gry:</text:p>
      <text:p text:style-name="P1">heks- 1km</text:p>
      <text:p text:style-name="P1">etap- 8 h</text:p>
      <text:p text:style-name="P1">skala jednostki- kompania/pluton</text:p>
      <text:p text:style-name="P1">2. Przebieg gry</text:p>
      <text:p text:style-name="P1"/>
      <text:p text:style-name="P1">3. Jednostki</text:p>
      <text:p text:style-name="P4">W grze występują następujące <text:span text:style-name="T2">podstawowe </text:span>rodzaje jednostek:</text:p>
      <text:p text:style-name="P4">- pancerne I zmechanizowane</text:p>
      <text:p text:style-name="P4">- zmotoryzowane</text:p>
      <text:p text:style-name="P4">- lekkie (areomobilne, rozpoznanie, OT, straż graniczna, dywersanci, jednostki specjalne itp.)</text:p>
      <text:p text:style-name="P4">- artylerii lufowej I rakietowej</text:p>
      <text:p text:style-name="P5">oprócz tego występują jednostki o specjalnym przeznaczeniu</text:p>
      <text:p text:style-name="P4">- dowodzenia</text:p>
      <text:p text:style-name="P4">- <text:span text:style-name="T2">CIMIC</text:span></text:p>
      <text:p text:style-name="P4">- <text:span text:style-name="T2">logistyczne</text:span></text:p>
      <text:p text:style-name="P4">- <text:span text:style-name="T2">iznynieryjne</text:span></text:p>
      <text:p text:style-name="P1"/>
      <text:p text:style-name="P1">Każda jednostka, reprezentowana przez żeton posiada: </text:p>
      <text:p text:style-name="P1">- współczynnik ruchu</text:p>
      <text:p text:style-name="P1">- punkty siły</text:p>
      <text:p text:style-name="P1">- współczynniki walki ogniowej I zasięg walki ogoniowej ( tylko określone jednostki)</text:p>
      <text:p text:style-name="P1">- <text:span text:style-name="T1">morale</text:span></text:p>
      <text:p text:style-name="P1">- <text:span text:style-name="T1">poziom zaopatrzenia</text:span></text:p>
      <text:p text:style-name="P1">- <text:span text:style-name="T2">plywalność (okreslone- zmotorytzowane, zmechanizowane niektore lekkie wyposażone w pontony I łodzie)</text:span></text:p>
      <text:p text:style-name="P1"/>
      <text:p text:style-name="P1">Przykład:</text:p>
      <text:p text:style-name="P1">kompania piechoty zmotoryzowanej na KTO Rosomak posiada:</text:p>
      <text:p text:style-name="P1">Punkty Siły:</text:p>
      <text:p text:style-name="P1">7 7 6 6 5 5 4 4 3 3 2 2 1 1</text:p>
      <text:p text:style-name="P2"><text:span text:style-name="T1">współczynnik</text:span> ruchu </text:p>
      <text:p text:style-name="P3">15</text:p>
      <text:p text:style-name="P3">współczynnik walki ogniowej I zasięg walki ogniowej </text:p>
      <text:p text:style-name="P3">współczynnik walki ogniowej to poziom aktualnych PS</text:p>
      <text:p text:style-name="P3">zasięg walki ogniowej dla działka 30 mm <text:span text:style-name="T2">Bushmaster – 3 km</text:span></text:p>
      <text:p text:style-name="P6">morale- wysokie</text:p>
      <text:p text:style-name="P6">poziom zaopatrzenia wysoki</text:p>
      <text:p text:style-name="P6">plywalnosc- posiada</text:p>
      <text:p text:style-name="P3"/>
      <text:p text:style-name="P6">Przepisy szczegółowe dotyczące jednostek:</text:p>
      <text:p text:style-name="P6">Współczynnik ruchu:</text:p>
      <text:p text:style-name="P6">Każda jednostka posiada określony współczynnik ruchu, rozumiany jako zdolność przemieszczania się w danym etapie we własnej fazie ruchu po polu podstawowym (czyli po polu/łące). <text:s/>Na współczynnik ruchu ma wpływ teren po którym jednostka się porusza oraz to jakiego rodzaju jest dana jednostka. </text:p>
      <text:p text:style-name="P6">Z uwagi na ruchliwość rozróżniamy następujące typy jednostek:</text:p>
      <text:p text:style-name="P6">piesze</text:p>
      <text:p text:style-name="P6">kołowe</text:p>
      <text:p text:style-name="P6">gąsienicowe</text:p>
      <text:p text:style-name="P6"><text:s/></text:p>
      <text:p text:style-name="P6"><text:soft-page-break/>Z uwagi na wpływ na ruchliwość rozróżniamy następujące typy terenu:</text:p>
      <text:p text:style-name="P6">pole/ łąka</text:p>
      <text:p text:style-name="P6">las</text:p>
      <text:p text:style-name="P6">wzgórza</text:p>
      <text:p text:style-name="P6">góry </text:p>
      <text:p text:style-name="P6">strumienie </text:p>
      <text:p text:style-name="P6">rzeki</text:p>
      <text:p text:style-name="P6">wielkie rzeki </text:p>
      <text:p text:style-name="P6">bagna</text:p>
      <text:p text:style-name="P6">drogi </text:p>
      <text:p text:style-name="P6"/>
      <text:p text:style-name="P1"/>
      <table:table table:name="Table1" table:style-name="Table1">
        <table:table-column table:style-name="Table1.A" table:number-columns-repeated="9"/>
        <table:table-column table:style-name="Table1.J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>pole</text:p>
          </table:table-cell>
          <table:table-cell table:style-name="Table1.A1" office:value-type="string">
            <text:p text:style-name="P12">las</text:p>
          </table:table-cell>
          <table:table-cell table:style-name="Table1.A1" office:value-type="string">
            <text:p text:style-name="P12">wzgorza</text:p>
          </table:table-cell>
          <table:table-cell table:style-name="Table1.A1" office:value-type="string">
            <text:p text:style-name="P12">gory</text:p>
          </table:table-cell>
          <table:table-cell table:style-name="Table1.A1" office:value-type="string">
            <text:p text:style-name="P12">strumien</text:p>
          </table:table-cell>
          <table:table-cell table:style-name="Table1.A1" office:value-type="string">
            <text:p text:style-name="P12">rzeka</text:p>
          </table:table-cell>
          <table:table-cell table:style-name="Table1.A1" office:value-type="string">
            <text:p text:style-name="P12">Wielka rzeka</text:p>
          </table:table-cell>
          <table:table-cell table:style-name="Table1.A1" office:value-type="string">
            <text:p text:style-name="P12">bagna</text:p>
          </table:table-cell>
          <table:table-cell table:style-name="Table1.J1" office:value-type="string">
            <text:p text:style-name="P12">drogi</text:p>
          </table:table-cell>
        </table:table-row>
        <table:table-row>
          <table:table-cell table:style-name="Table1.A2" office:value-type="string">
            <text:p text:style-name="P12">piesze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2</text:p>
          </table:table-cell>
          <table:table-cell table:style-name="Table1.A2" office:value-type="string">
            <text:p text:style-name="P12">3</text:p>
          </table:table-cell>
          <table:table-cell table:style-name="Table1.A2" office:value-type="string">
            <text:p text:style-name="P12">+ 1</text:p>
          </table:table-cell>
          <table:table-cell table:style-name="Table1.A2" office:value-type="string">
            <text:p text:style-name="P12">x</text:p>
          </table:table-cell>
          <table:table-cell table:style-name="Table1.A2" office:value-type="string">
            <text:p text:style-name="P12">x</text:p>
          </table:table-cell>
          <table:table-cell table:style-name="Table1.A2" office:value-type="string">
            <text:p text:style-name="P12">3</text:p>
          </table:table-cell>
          <table:table-cell table:style-name="Table1.J2" office:value-type="string">
            <text:p text:style-name="P12">1/2</text:p>
          </table:table-cell>
        </table:table-row>
        <table:table-row>
          <table:table-cell table:style-name="Table1.A2" office:value-type="string">
            <text:p text:style-name="P12">kolowe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2</text:p>
          </table:table-cell>
          <table:table-cell table:style-name="Table1.A2" office:value-type="string">
            <text:p text:style-name="P12">2</text:p>
          </table:table-cell>
          <table:table-cell table:style-name="Table1.A2" office:value-type="string">
            <text:p text:style-name="P12">x</text:p>
          </table:table-cell>
          <table:table-cell table:style-name="Table1.A2" office:value-type="string">
            <text:p text:style-name="P12">+ 1</text:p>
          </table:table-cell>
          <table:table-cell table:style-name="Table1.A2" office:value-type="string">
            <text:p text:style-name="P12">x</text:p>
          </table:table-cell>
          <table:table-cell table:style-name="Table1.A2" office:value-type="string">
            <text:p text:style-name="P12">x</text:p>
          </table:table-cell>
          <table:table-cell table:style-name="Table1.A2" office:value-type="string">
            <text:p text:style-name="P12">x</text:p>
          </table:table-cell>
          <table:table-cell table:style-name="Table1.J2" office:value-type="string">
            <text:p text:style-name="P12">1/3</text:p>
          </table:table-cell>
        </table:table-row>
        <table:table-row>
          <table:table-cell table:style-name="Table1.A2" office:value-type="string">
            <text:p text:style-name="P12">gasienicow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2</text:p>
          </table:table-cell>
          <table:table-cell table:style-name="Table1.A2" office:value-type="string">
            <text:p text:style-name="P12">2</text:p>
          </table:table-cell>
          <table:table-cell table:style-name="Table1.A2" office:value-type="string">
            <text:p text:style-name="P12">x</text:p>
          </table:table-cell>
          <table:table-cell table:style-name="Table1.A2" office:value-type="string">
            <text:p text:style-name="P12">+ 1</text:p>
          </table:table-cell>
          <table:table-cell table:style-name="Table1.A2" office:value-type="string">
            <text:p text:style-name="P12">x</text:p>
          </table:table-cell>
          <table:table-cell table:style-name="Table1.A2" office:value-type="string">
            <text:p text:style-name="P12">x</text:p>
          </table:table-cell>
          <table:table-cell table:style-name="Table1.A2" office:value-type="string">
            <text:p text:style-name="P12">x</text:p>
          </table:table-cell>
          <table:table-cell table:style-name="Table1.J2" office:value-type="string">
            <text:p text:style-name="P12">1/2</text:p>
          </table:table-cell>
        </table:table-row>
      </table:table>
      <text:p text:style-name="P1"/>
      <text:p text:style-name="P7">Przekraczanie rzek I wielkich rzek:</text:p>
      <text:p text:style-name="P7">jednostki plywające (BWP, KTO, niektóre lekkie jednostki): + 8 rzeki, + 12 wielkie rzeki</text:p>
      <text:p text:style-name="P7">czolgi: posiadane PR- czyli w praktyce w danym etapie wszystkie PR muszą zostać poświęcone </text:p>
      <text:p text:style-name="P7">przykład w I Etapie kompania czołgów posiadająca 15 PR podjezdza pod wielką rzekę I zostało jej 6 PR- więc przeprawę rozpoczyna w kolejnym etapie, dopiero w III etapie może poruszać się poza rzeką – posiada w nim pełną pulę PR.</text:p>
      <text:p text:style-name="P7">Pozostałe jednostki- przy pomocy jednostek inżynieryjnych.</text:p>
      <text:p text:style-name="P1"/>
      <text:p text:style-name="P8">Punkty Siły</text:p>
      <text:p text:style-name="P8">Punkty Siły mają wpływ na walkę bezpośrednią I walkę ogniową </text:p>
      <text:p text:style-name="P8">- będą tutaj dwie tabele</text:p>
      <text:p text:style-name="P8"/>
      <text:p text:style-name="P8">Zasięg walki ogniowej</text:p>
      <text:p text:style-name="P8">Walkę ogniową będą mogły prowadzić jednostki uzbrojone w armatę- czyli jednostki pancerne, zmechanizowane, zmotoryzowane oraz artylerii lufowej (bez rakietowej)</text:p>
      <text:p text:style-name="P8"/>
      <text:p text:style-name="P8">Dodatkowo artyleria będzie mogła prowadzić ostrzał artyleryjski (lufowa I rakietowa) ale na ten temat będzie w innym rozdziale </text:p>
      <text:p text:style-name="P8"/>
      <text:p text:style-name="P8">Morale:</text:p>
      <text:p text:style-name="P8">każda jednostka będzie miała trzy poziomy morale:</text:p>
      <text:p text:style-name="P8">wysokie</text:p>
      <text:p text:style-name="P8">srednie </text:p>
      <text:p text:style-name="P8">niskie </text:p>
      <text:p text:style-name="P8"/>
      <text:p text:style-name="P8">wysokie- na początku gry ma kazda jednostka</text:p>
      <text:p text:style-name="P8">poziom morale idzie w dół po trzech kolejno po sobie następujących przegranych walkach bezpośrednich</text:p>
      <text:p text:style-name="P8">Poziom morale idzie w dół o jeden poziom przy wystąpieniu ludności cywilnej na drodze marszu z prawdopodobieństwem 30 %- obecność jednostki CIMIC minimalizuje prawdopodobieństwo do 15% </text:p>
      <text:p text:style-name="P8"/>
      <text:p text:style-name="P8"><text:soft-page-break/>Poziom morale spada o jeden w przypadku gdy jednostka pozostaje w marszu I / lub toczy walkę bezpośrednią <text:span text:style-name="T3">lub jest pod ostrzalem armat bądz artylerii</text:span> bez przerwy w przypadku 3 kolejnonastępujących po sobie etapów </text:p>
      <text:p text:style-name="P10">Poziom morale idzie w dół w przypadku obecności w danym etapie jednostek specjalnych/ dywersyjnych I rozpoznawczych z prawdopodobieństwem 30 % - jednostki te będą posiadały zasięg 3 pól w koło siebie I będą wpływały na jednstki znajdujące się w tej strefie oraz na ludnosc cywilna ale o tym pozniej </text:p>
      <text:p text:style-name="P10"/>
      <text:p text:style-name="P9">Poziom morale idzie w górę w przypadku bezpośredniej obecności sztabu w danym etapie z prawdobienstwem 75%</text:p>
      <text:p text:style-name="P10">Poziom morale idzie w górę w przypadku jednego bezpośredniego zwycięstwa danej jednostki </text:p>
      <text:p text:style-name="P10"/>
      <text:p text:style-name="P10">Przeciwnik nie powinien widziec morale przeciwnik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1T15:02:03.112050738</meta:creation-date>
    <meta:editing-duration>PT31S</meta:editing-duration>
    <meta:editing-cycles>2</meta:editing-cycles>
    <meta:generator>LibreOffice/6.1.3.2$Linux_X86_64 LibreOffice_project/10$Build-2</meta:generator>
    <dc:date>2018-12-31T15:02:27.149243655</dc:date>
    <meta:document-statistic meta:table-count="1" meta:image-count="0" meta:object-count="0" meta:page-count="3" meta:paragraph-count="117" meta:word-count="594" meta:character-count="3830" meta:non-whitespace-character-count="3331"/>
  </office:meta>
</office:document-meta>
</file>